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ALB31</text:p></draw:rect><draw:rect text:anchor-type="paragraph" draw:z-index="3" draw:style-name="gr1" draw:text-style-name="P3" svg:width="3.652cm" svg:height="1.123cm" svg:x="13.425cm" svg:y="0.416cm"><text:p text:style-name="P3">23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CSS and HTML Changes</text:p></draw:rect><draw:rect text:anchor-type="paragraph" draw:z-index="5" draw:style-name="gr1" draw:text-style-name="P3" svg:width="3.652cm" svg:height="1.123cm" svg:x="13.425cm" svg:y="0.55cm"><text:p text:style-name="P3">N/a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5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Profile displays only name, monsters, &amp; stats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ALB31</text:p></draw:rect><draw:rect text:anchor-type="paragraph" draw:z-index="9" draw:style-name="gr1" draw:text-style-name="P3" svg:width="3.652cm" svg:height="1.123cm" svg:x="13.16cm" svg:y="0.67cm"><text:p text:style-name="P3">28-1-2013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Button added to expand/hide monsters' stats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29-1-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30:44.36</dc:date>
    <meta:editing-duration>PT6H10M30S</meta:editing-duration>
    <meta:editing-cycles>22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